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xels heeft voor een Sportlink een systeem gebouwd dat een totaal oplossing biedt voor sportbonden, verenigingen, leden en andere betrokken partijen die onderdeel uitmaken van de gehele informatiestroom omtrent de organisatie van sportcompetities. De complete software architectuur is opgezet rondom het concept van een 'service georienteerde applicatie' dat betekent dat de functies die de applicatie biedt gemakkelijk uitgebreid kunnen worden zonder dat daarvoor de gehele applicatie opnieuw dient te worden getest en uitgebracht. Omdat <text:s/>hierbij de functionaliteit los wordt ontwikkeld van de gebruikersinterface is het eenvoudig om deze in verschillende verschijningsvormen aan te bieden. Daarnaast is het eenvoudig voor derden om online deze zelfde functionaliteit te benaderen zonder dat daarvoor de door Sportlink gekozen gebruikersinterface wordt gebruikt. Dit houdt ondermeer in dat applicaties van anderen gekoppeld kunnen worden met functionaliteit van het Sportlink systeem.</text:p>
      <text:p text:style-name="Standard"/>
      <text:p text:style-name="Standard">Vanuit een perspectief van informatiebehoefte rondom een fictieve vereniging, <text:span text:style-name="T1">Dexlandia</text:span>, wordt het nut aangetoond van een service georienteerde architectuur en hoe het Navajo framewerk hiervoor wordt ingezet. De informatiebehoefte verschilt per betrokken partij, denk hierbij aan de ledenadministrateur, de penningmeester, de wedstrijdsecretaris, het spelend lid, de supporter of de bond. In eerste instantie wordt de informatiebehoefte van deze betrokkenen beschreven. Uiteindelijk wordt het kiwi-model gebruikt om vanuit een systeemperspectief de gehele wereld van de Sportlink verenigingsoplossing te beschrijven.</text:p>
      <text:p text:style-name="Standard"/>
      <text:p text:style-name="P1">De vereniging</text:p>
      <text:p text:style-name="Standard">Onze vereniging, Dexlandia, is een middelgrote vereniging met 578 leden. De vereniging heeft een eerste elftal dat niet geheel onverdienstelijk speelt op het hoogste districtsniveau. Door de uitstraling van het eerste elftal heeft de vereniging een groot aantal lucratieve sponsorcontracten kunnen binnenhalen die een welkome aanvulling zijn op het jaarbudget. De jeugdafdeling van Dexlandia is een van de belangrijkste onderdelen van de vereniging. Met name door de medewerking van enthousiaste ouders wordt er een goede ondersteuning geleverd aan de organiserende taken van de vereniging, met name rondom coaching <text:s/>en 'rijders' voor uitwedstrijden. Veel seniorenleden van Dexlandia zijn tevens nauw betrokken bij de organisatie in de vorm van het verzorgen van trainingen en het draaien van kantinediensten. Op het gebied van automatisering loopt de vereniging behoorlijk voorop, daar het het nut heeft ingezien van het hebben van een efficient ingerichte ICT infrastructuur; hierdoor heeft de vereniging veel meer tijd voor haar kerntaken: het verzorgen en organiseren van een sportieve <text:span text:style-name="T1">bladiebla</text:span>. De vereniging heeft ondermeer de beschikking over een vijf tal PC's in de sportkantine voorzien van een Internetverbinding.</text:p>
      <text:p text:style-name="Standard"/>
      <text:p text:style-name="P1">De ledenadministrateur</text:p>
      <text:p text:style-name="Standard">Theo verzorgt de ledenadminstratie van Dexlandia. Hij is zelf ook actief lid van het zesde elftal en heeft een dochter spelen in de F1. Theo heeft zijn eigen schildersbedrijf. In de avonduren besteedt hij tijd aan zijn werk als vrijwilliger van Dexlandia. Hij checked zijn email om te kijken of er nieuwe leden zich aan hebben gemeld en of nieuwe aangemelde leden hebben gereageerd op zijn verzoek om een pasfoto op te sturen die nodig is voor de spelerspas. Via een snelkoppeling op zijn bureaublad start hij de Sportlink Club applicatie. Automatisch controleert het systeem of er misschien nieuwe updates zijn. Theo zelf heeft het al geeneens meer in de gaten als er nieuwe updates worden binnengehaald, aangezien zijn zoon op dat moment niet zoveel zin heeft om al naar bed te gaan en hij door hem wordt afgeleid van zijn bezigheden. Theo schopt 'm naar bed en logt in in de Sportlink Club applicatie met de unieke relatiecode van de vereniging en zijn eigen username en wachtwoord. Als eerste controleert hij of er misschien adreswijzigingen zijn doorgekomen via de <text:span text:style-name="T1">ledenportal. </text:span><text:span text:style-name="T2">Deze wijzigingen zijn duidelijk voor Theo zichtbaar in het overzichtsscherm. Hij controleert de wijzigingen op onvolkomenheden en besluit dan om alvast deze wijzigingen met de bond te </text:span><text:span text:style-name="T1">synchroniseren </text:span><text:span text:style-name="T2">middels de synchronisatie knop. Vervolgens opent hij het relatiescherm van een nieuw lid, Willem Barentz, die zich vorige week had aangemeld maar nog geen geldige pasfoto had opgestuurd. Bewust heeft Theo daarom dit nieuwe lid eerst als relatie ingevoerd en niet direct als lid, aangezien </text:span><text:span text:style-name="T2">Willem Barentz</text:span><text:span text:style-name="T2"> anders direkt al naar de bond was gestuurd en Theo liever alle informatie (inclusief foto) in 1 keer wil opsturen. Hij promoveert </text:span><text:span text:style-name="T2">Willem Barentz</text:span><text:span text:style-name="T2"> tot lid en scant daarna handig de pasfoto in en koppelt de digitale versie van de foto via het geopende lidscherm. Willem heeft aangegeven futsal te willen spelen en daarom kiest Theo deze spelactiviteit via het lidmaatschapstabblad. <text:s/>Tevens voert Theo nog een nieuw lid in, Vittorio Vespucci, die wel direct een goed gelijkende pasfoto (al digitaal) had opgestuurd aangezien hij zijn aanmelding via de website had gedaan.</text:span></text:p>
      <text:p text:style-name="P2">Na nogmaals de gegevens te hebben gecontroleerd besluit Theo de nieuwe leden te synchroniseren naar de bond. Na synchronisatie blijkt dat Willem Barentz niet is geaccepteerd maar op <text:span text:style-name="T1">geparkeerd</text:span> komt te staan bij de bond (LID KOMT AL VOOR BIJ ANDERE VERENIGING WAAR HIJ VELD VOETBAL SPEELT).</text:p>
      <text:p text:style-name="P2"/>
      <text:p text:style-name="P3">De Penningmeester</text:p>
      <text:p text:style-name="P2"/>
      <text:p text:style-name="P4">De wedstrijdsecretaris</text:p>
      <text:p text:style-name="P2">Draait standen uit voor prikbord. Koppelt chauffeurs aan de uitwedstrijden.</text:p>
      <text:p text:style-name="P2"/>
      <text:p text:style-name="P3">Het lid</text:p>
      <text:p text:style-name="P2">Vittorio Vespucci heeft vorige week zich aangemeld via de website van Dexlandia. Vandaag kreeg hij via een zogenaamd automatisch gegeneerd mailtje te horen dat zijn lidmaatschap is geactiveerd. In het mailtje staat tevens zijn persoonlijke unieke relatiecode en een wachtwoord voor de ledenportal van Dexlandia. Meldt zich aan voor SMS service om automatisch een dag van te voren de gegevens opgestuurd te krijgen van zijn team. Koopt in de webshop van Dexlandia een shirt met IDeal.</text:p>
      <text:p text:style-name="P2"/>
      <text:p text:style-name="P3">De supporter</text:p>
      <text:p text:style-name="P2">Bekijkt de stand van het eerste en meldt zich via de website aan voor de uitslagen SMS dienst van het eerste elftal. De kosten van deze dienst betaalt hij vooruit via IDeal.</text:p>
      <text:p text:style-name="P2"/>
      <text:p text:style-name="P3">De bond</text:p>
      <text:p text:style-name="P2">Rita, de ijverige bondledenadministrateur ziet dat er een aanmelding is geparkeerd voor de vereniging Dexlandia. Het systeem meldt dat Willem Barents, geboren op 05/05/1950 ook lid is van de vereniging Dopio. Aangezien Willem daar veldvoetbal speelt en hij <text:s/>bij Dexlandia wil gaan futsallen kan de aanmelding gewoon doorgaan, maar moet Rita de nieuwe Willem wel koppelen aan de reeds bestaande zodat er geen dubbele Willem Barentz in het systeem ontstaat. Na deze handeling keurt ze de aanmelding goed zodat deze bij de volgende synchronisatie van Theo (ze kent hem goed) automatisch in het lokale ledenbestand van Dexlandia wordt gezet. De nieuwe leden <text:s/>worden automatisch dezelfde avond via een batchproces gexporteerd naar het computersysteem van de drukker van de Spelerspassen, drukkerij van Vliet. Deze drukker is compleet geintegreerd in het Sportlinksysteem van de Bond en kan <text:s/>tevens bepaalde gegevens inzien die nodig zijn voor eventuele contro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10T18:19:54</dc:date>
    <dc:language>en-US</dc:language>
    <meta:editing-cycles>17</meta:editing-cycles>
    <meta:editing-duration>PT3H15M41S</meta:editing-duration>
    <meta:user-defined meta:name="Info 1"/>
    <meta:user-defined meta:name="Info 2"/>
    <meta:user-defined meta:name="Info 3"/>
    <meta:user-defined meta:name="Info 4"/>
    <meta:document-statistic meta:table-count="0" meta:image-count="0" meta:object-count="0" meta:page-count="3" meta:paragraph-count="16" meta:word-count="1063" meta:character-count="7058"/>
  </office:meta>
</office:document-meta>
</file>